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lculate SIZEOF all the structres and print their address,</text:p>
      <text:p text:style-name="Standard">and reason out.</text:p>
      <text:p text:style-name="Standard"/>
      <text:p text:style-name="Standard">1 struct node {</text:p>
      <text:p text:style-name="Standard"><text:tab/>int a;</text:p>
      <text:p text:style-name="Standard"><text:tab/>char c;</text:p>
      <text:p text:style-name="Standard"><text:tab/>int b;</text:p>
      <text:p text:style-name="Standard"><text:s text:c="4"/>};</text:p>
      <text:p text:style-name="Standard"/>
      <text:p text:style-name="Standard">2. struct link {</text:p>
      <text:p text:style-name="Standard"><text:tab/>char a;</text:p>
      <text:p text:style-name="Standard"><text:tab/>short i;</text:p>
      <text:p text:style-name="Standard"><text:s text:c="6"/>};</text:p>
      <text:p text:style-name="Standard"/>
      <text:p text:style-name="Standard">3.struct pan {</text:p>
      <text:p text:style-name="Standard"><text:tab/>char ch;</text:p>
      <text:p text:style-name="Standard"><text:tab/>int a;</text:p>
      <text:p text:style-name="Standard"><text:tab/>char p;</text:p>
      <text:p text:style-name="Standard"><text:s text:c="5"/>};</text:p>
      <text:p text:style-name="Standard"/>
      <text:p text:style-name="Standard">4. struct can {</text:p>
      <text:p text:style-name="Standard"><text:tab/>char m;</text:p>
      <text:p text:style-name="Standard"><text:tab/>char c;</text:p>
      <text:p text:style-name="Standard"><text:tab/>int n;</text:p>
      <text:p text:style-name="Standard"><text:s text:c="6"/>};</text:p>
      <text:p text:style-name="Standard"/>
      <text:p text:style-name="Standard">5.struct mms {</text:p>
      <text:p text:style-name="Standard"><text:tab/>char ch;</text:p>
      <text:p text:style-name="Standard"><text:tab/>short s;</text:p>
      <text:p text:style-name="Standard"><text:tab/>int n;</text:p>
      <text:p text:style-name="Standard"><text:s text:c="6"/>};</text:p>
      <text:p text:style-name="Standard"/>
      <text:p text:style-name="Standard">6.struct nm {</text:p>
      <text:p text:style-name="Standard"><text:tab/>char c;</text:p>
      <text:p text:style-name="Standard"><text:s text:c="4"/>};</text:p>
      <text:p text:style-name="Standard"/>
      <text:p text:style-name="Standard">7.struct art {</text:p>
      <text:p text:style-name="Standard"><text:tab/>short s;</text:p>
      <text:p text:style-name="Standard"><text:tab/>shortv n;</text:p>
      <text:p text:style-name="Standard"><text:tab/>char ch;</text:p>
      <text:p text:style-name="Standard"><text:s text:c="6"/>};</text:p>
      <text:p text:style-name="Standard"/>
      <text:p text:style-name="Standard">8.struct quier {</text:p>
      <text:p text:style-name="Standard"><text:tab/>short s;</text:p>
      <text:p text:style-name="Standard"><text:tab/>short n;</text:p>
      <text:p text:style-name="Standard"><text:tab/>int m;</text:p>
      <text:p text:style-name="Standard"><text:s text:c="5"/>};</text:p>
      <text:p text:style-name="Standard">9. struct covet {</text:p>
      <text:p text:style-name="Standard"><text:tab/>short s;</text:p>
      <text:p text:style-name="Standard"><text:tab/>int n;</text:p>
      <text:p text:style-name="Standard"><text:tab/>short m;</text:p>
      <text:p text:style-name="Standard"><text:s text:c="6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14:31:30.751142340</meta:creation-date>
    <dc:date>2016-01-05T18:04:42</dc:date>
    <meta:editing-duration>P0D</meta:editing-duration>
    <meta:editing-cycles>2</meta:editing-cycles>
    <meta:generator>LibreOffice/3.5$Linux_x86 LibreOffice_project/350m1$Build-2</meta:generator>
    <dc:creator>Monalisa </dc:creator>
    <meta:document-statistic meta:table-count="0" meta:image-count="0" meta:object-count="0" meta:page-count="1" meta:paragraph-count="44" meta:word-count="100" meta:character-count="470" meta:non-whitespace-character-count="342"/>
  </office:meta>
</office:document-meta>
</file>